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2598in"/>
    </style:style>
    <style:style style:name="co19" style:family="table-column">
      <style:table-column-properties fo:break-before="auto" style:column-width="1.8492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1.2154in"/>
    </style:style>
    <style:style style:name="co22" style:family="table-column">
      <style:table-column-properties fo:break-before="auto" style:column-width="1.6346in"/>
    </style:style>
    <style:style style:name="co23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3846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0.6874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8217in"/>
    </style:style>
    <style:style style:name="co26" style:family="table-column">
      <style:table-column-properties fo:break-before="auto" style:column-width="1.689in"/>
    </style:style>
    <style:style style:name="co27" style:family="table-column">
      <style:table-column-properties fo:break-before="auto" style:column-width="1.2417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4925in"/>
    </style:style>
    <style:style style:name="co30" style:family="table-column">
      <style:table-column-properties fo:break-before="auto" style:column-width="1.1701in"/>
    </style:style>
    <style:style style:name="co31" style:family="table-column">
      <style:table-column-properties fo:break-before="auto" style:column-width="2.5827in"/>
    </style:style>
    <style:style style:name="co32" style:family="table-column">
      <style:table-column-properties fo:break-before="auto" style:column-width="1.8138in"/>
    </style:style>
    <style:style style:name="co33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7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IO_B13_LP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os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ck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IO_B34_LN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IO_B34_LP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O_B34_LN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DiffSkew (Zturnv2)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Default"/>
        <table:table-column table:style-name="co32" table:default-cell-style-name="ce3"/>
        <table:table-column table:style-name="co2" table:default-cell-style-name="Default"/>
        <table:table-column table:style-name="co3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" calcext:value-type="float">
            <text:p>-0.071196199999997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7" calcext:value-type="float">
            <text:p>0.0476757999999987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5" calcext:value-type="float">
            <text:p>-0.0559054000000005</text:p>
          </table:table-cell>
          <table:table-cell table:formula="of:= [.F28] * 0.066518" office:value-type="float" office:value="-0.00371871539720003" calcext:value-type="float">
            <text:p>-0.00371871539720003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7" calcext:value-type="float">
            <text:p>0.00180227860279997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7" calcext:value-type="float">
            <text:p>0.0442975999999977</text:p>
          </table:table-cell>
          <table:table-cell table:formula="of:= [.F29] * 0.066518" office:value-type="float" office:value="0.00294658775679985" calcext:value-type="float">
            <text:p>0.00294658775679985</text:p>
          </table:table-cell>
          <table:table-cell table:number-columns-repeated="2"/>
          <table:table-cell table:formula="of:= [.G29] + [.I29]" office:value-type="float" office:value="0.00294658775679985" calcext:value-type="float">
            <text:p>0.00294658775679985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3" calcext:value-type="float">
            <text:p>0.0808990000000043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5" calcext:value-type="float">
            <text:p>0.00759287005679985</text:p>
          </table:table-cell>
          <table:table-cell table:number-columns-repeated="2"/>
          <table:table-cell table:formula="of:= [.G31] + [.I31]" office:value-type="float" office:value="0.00759287005679985" calcext:value-type="float">
            <text:p>0.00759287005679985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3" calcext:value-type="float">
            <text:p>0.0429768000000003</text:p>
          </table:table-cell>
          <table:table-cell table:formula="of:= [.F32] * 0.066518" office:value-type="float" office:value="0.00285873078240002" calcext:value-type="float">
            <text:p>0.00285873078240002</text:p>
          </table:table-cell>
          <table:table-cell table:number-columns-repeated="2"/>
          <table:table-cell table:formula="of:= [.G32] + [.I32]" office:value-type="float" office:value="0.00285873078240002" calcext:value-type="float">
            <text:p>0.0028587307824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6" calcext:value-type="float">
            <text:p>-0.0966215999999906</text:p>
          </table:table-cell>
          <table:table-cell table:formula="of:= [.F35] * 0.066518" office:value-type="float" office:value="-0.00642707558879937" calcext:value-type="float">
            <text:p>-0.00642707558879937</text:p>
          </table:table-cell>
          <table:table-cell table:number-columns-repeated="2"/>
          <table:table-cell table:formula="of:= [.G35] + [.I35]" office:value-type="float" office:value="-0.00642707558879937" calcext:value-type="float">
            <text:p>-0.0064270755887993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3" calcext:value-type="float">
            <text:p>0.0844042000000023</text:p>
          </table:table-cell>
          <table:table-cell table:formula="of:= [.F36] * 0.066518" office:value-type="float" office:value="0.00561439857560015" calcext:value-type="float">
            <text:p>0.00561439857560015</text:p>
          </table:table-cell>
          <table:table-cell table:number-columns-repeated="2"/>
          <table:table-cell table:formula="of:= [.G36] + [.I36]" office:value-type="float" office:value="0.00561439857560015" calcext:value-type="float">
            <text:p>0.00561439857560015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8" calcext:value-type="float">
            <text:p>0.0893572000000008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4.0261" calcext:value-type="float">
            <text:p>54.0261</text:p>
          </table:table-cell>
          <table:table-cell office:value-type="float" office:value="12.2531" calcext:value-type="float">
            <text:p>12.2531</text:p>
          </table:table-cell>
          <table:table-cell table:formula="of:= [.B2] + [.C2]" office:value-type="float" office:value="66.2792" calcext:value-type="float">
            <text:p>66.2792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4.4087598256" calcext:value-type="float">
            <text:p>4.408759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4.3" calcext:value-type="float">
            <text:p>54.3</text:p>
          </table:table-cell>
          <table:table-cell office:value-type="float" office:value="11.7897" calcext:value-type="float">
            <text:p>11.7897</text:p>
          </table:table-cell>
          <table:table-cell table:formula="of:= [.B3] + [.C3]" office:value-type="float" office:value="66.0897" calcext:value-type="float">
            <text:p>66.0897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4.3961546646" calcext:value-type="float">
            <text:p>4.3961546646</text:p>
          </table:table-cell>
          <table:table-cell table:formula="of:= ([.F3] - [.F$2])" office:value-type="float" office:value="-0.0126051610000006" calcext:value-type="float">
            <text:p>-0.012605161000000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1</text:p>
          </table:table-cell>
          <table:table-cell office:value-type="float" office:value="54.6773" calcext:value-type="float">
            <text:p>54.6773</text:p>
          </table:table-cell>
          <table:table-cell office:value-type="float" office:value="12.0427" calcext:value-type="float">
            <text:p>12.0427</text:p>
          </table:table-cell>
          <table:table-cell table:formula="of:= [.B4] + [.C4]" office:value-type="float" office:value="66.72" calcext:value-type="float">
            <text:p>66.72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4.43808096" calcext:value-type="float">
            <text:p>4.43808096</text:p>
          </table:table-cell>
          <table:table-cell table:formula="of:= ([.F4] - [.F$2])" office:value-type="float" office:value="0.0293211344" calcext:value-type="float">
            <text:p>0.029321134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1</text:p>
          </table:table-cell>
          <table:table-cell office:value-type="float" office:value="54.6203" calcext:value-type="float">
            <text:p>54.6203</text:p>
          </table:table-cell>
          <table:table-cell office:value-type="float" office:value="11.8949" calcext:value-type="float">
            <text:p>11.8949</text:p>
          </table:table-cell>
          <table:table-cell table:formula="of:= [.B5] + [.C5]" office:value-type="float" office:value="66.5152" calcext:value-type="float">
            <text:p>66.5152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4.4244580736" calcext:value-type="float">
            <text:p>4.4244580736</text:p>
          </table:table-cell>
          <table:table-cell table:formula="of:= ([.F5] - [.F$2])" office:value-type="float" office:value="0.0156982479999996" calcext:value-type="float">
            <text:p>0.015698247999999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1</text:p>
          </table:table-cell>
          <table:table-cell office:value-type="float" office:value="54.3876" calcext:value-type="float">
            <text:p>54.3876</text:p>
          </table:table-cell>
          <table:table-cell office:value-type="float" office:value="11.6845" calcext:value-type="float">
            <text:p>11.6845</text:p>
          </table:table-cell>
          <table:table-cell table:formula="of:= [.B6] + [.C6]" office:value-type="float" office:value="66.0721" calcext:value-type="float">
            <text:p>66.0721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4.3949839478" calcext:value-type="float">
            <text:p>4.3949839478</text:p>
          </table:table-cell>
          <table:table-cell table:formula="of:= ([.F6] - [.F$2])" office:value-type="float" office:value="-0.0137758777999997" calcext:value-type="float">
            <text:p>-0.0137758777999997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1</text:p>
          </table:table-cell>
          <table:table-cell office:value-type="float" office:value="54.3" calcext:value-type="float">
            <text:p>54.3</text:p>
          </table:table-cell>
          <table:table-cell office:value-type="float" office:value="11.5793" calcext:value-type="float">
            <text:p>11.5793</text:p>
          </table:table-cell>
          <table:table-cell table:formula="of:= [.B7] + [.C7]" office:value-type="float" office:value="65.8793" calcext:value-type="float">
            <text:p>65.8793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4.3821592774" calcext:value-type="float">
            <text:p>4.3821592774</text:p>
          </table:table-cell>
          <table:table-cell table:formula="of:= ([.F7] - [.F$2])" office:value-type="float" office:value="-0.0266005482000002" calcext:value-type="float">
            <text:p>-0.026600548200000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-0.3678578436" calcext:value-type="float">
            <text:p>-0.367857843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0.1246" calcext:value-type="float">
            <text:p>60.1246</text:p>
          </table:table-cell>
          <table:table-cell office:value-type="float" office:value="0" calcext:value-type="float">
            <text:p>0</text:p>
          </table:table-cell>
          <table:table-cell table:formula="of:= [.B9] + [.C9]" office:value-type="float" office:value="60.1246" calcext:value-type="float">
            <text:p>60.1246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3.9993681428" calcext:value-type="float">
            <text:p>3.9993681428</text:p>
          </table:table-cell>
          <table:table-cell table:formula="of:= ([.F9] - [.F$2])" office:value-type="float" office:value="-0.4093916828" calcext:value-type="float">
            <text:p>-0.4093916828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1</text:p>
          </table:table-cell>
          <table:table-cell office:value-type="float" office:value="59.9664" calcext:value-type="float">
            <text:p>59.9664</text:p>
          </table:table-cell>
          <table:table-cell office:value-type="float" office:value="0" calcext:value-type="float">
            <text:p>0</text:p>
          </table:table-cell>
          <table:table-cell table:formula="of:= [.B10] + [.C10]" office:value-type="float" office:value="59.9664" calcext:value-type="float">
            <text:p>59.9664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3.9888449952" calcext:value-type="float">
            <text:p>3.9888449952</text:p>
          </table:table-cell>
          <table:table-cell table:formula="of:= ([.F10] - [.F$2])" office:value-type="float" office:value="-0.4199148304" calcext:value-type="float">
            <text:p>-0.419914830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4.9042" calcext:value-type="float">
            <text:p>54.9042</text:p>
          </table:table-cell>
          <table:table-cell office:value-type="float" office:value="12.2531" calcext:value-type="float">
            <text:p>12.2531</text:p>
          </table:table-cell>
          <table:table-cell table:formula="of:= [.B11] + [.C11]" office:value-type="float" office:value="67.1573" calcext:value-type="float">
            <text:p>67.1573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4.4671692814" calcext:value-type="float">
            <text:p>4.467169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5.2196" calcext:value-type="float">
            <text:p>55.2196</text:p>
          </table:table-cell>
          <table:table-cell office:value-type="float" office:value="11.7897" calcext:value-type="float">
            <text:p>11.7897</text:p>
          </table:table-cell>
          <table:table-cell table:formula="of:= [.B12] + [.C12]" office:value-type="float" office:value="67.0093" calcext:value-type="float">
            <text:p>67.0093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4.4573246174" calcext:value-type="float">
            <text:p>4.4573246174</text:p>
          </table:table-cell>
          <table:table-cell table:formula="of:= ([.F12] - [.F$11])" office:value-type="float" office:value="-0.00984466400000095" calcext:value-type="float">
            <text:p>-0.0098446640000009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0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12.0427" calcext:value-type="float">
            <text:p>12.0427</text:p>
          </table:table-cell>
          <table:table-cell table:formula="of:= [.B13] + [.C13]" office:value-type="float" office:value="66.9304" calcext:value-type="float">
            <text:p>66.9304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4.4520763472" calcext:value-type="float">
            <text:p>4.4520763472</text:p>
          </table:table-cell>
          <table:table-cell table:formula="of:= ([.F13] - [.F$11])" office:value-type="float" office:value="-0.0150929342000001" calcext:value-type="float">
            <text:p>-0.0150929342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0</text:p>
          </table:table-cell>
          <table:table-cell office:value-type="float" office:value="55.5853" calcext:value-type="float">
            <text:p>55.5853</text:p>
          </table:table-cell>
          <table:table-cell office:value-type="float" office:value="11.8949" calcext:value-type="float">
            <text:p>11.8949</text:p>
          </table:table-cell>
          <table:table-cell table:formula="of:= [.B14] + [.C14]" office:value-type="float" office:value="67.4802" calcext:value-type="float">
            <text:p>67.4802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4.4886479436" calcext:value-type="float">
            <text:p>4.4886479436</text:p>
          </table:table-cell>
          <table:table-cell table:formula="of:= ([.F14] - [.F$11])" office:value-type="float" office:value="0.0214786621999989" calcext:value-type="float">
            <text:p>0.0214786621999989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0</text:p>
          </table:table-cell>
          <table:table-cell office:value-type="float" office:value="55.7024" calcext:value-type="float">
            <text:p>55.7024</text:p>
          </table:table-cell>
          <table:table-cell office:value-type="float" office:value="11.6845" calcext:value-type="float">
            <text:p>11.6845</text:p>
          </table:table-cell>
          <table:table-cell table:formula="of:= [.B15] + [.C15]" office:value-type="float" office:value="67.3869" calcext:value-type="float">
            <text:p>67.3869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4.4824418142" calcext:value-type="float">
            <text:p>4.4824418142</text:p>
          </table:table-cell>
          <table:table-cell table:formula="of:= ([.F15] - [.F$11])" office:value-type="float" office:value="0.0152725327999992" calcext:value-type="float">
            <text:p>0.0152725327999992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0</text:p>
          </table:table-cell>
          <table:table-cell office:value-type="float" office:value="55.674" calcext:value-type="float">
            <text:p>55.674</text:p>
          </table:table-cell>
          <table:table-cell office:value-type="float" office:value="11.5793" calcext:value-type="float">
            <text:p>11.5793</text:p>
          </table:table-cell>
          <table:table-cell table:formula="of:= [.B16] + [.C16]" office:value-type="float" office:value="67.2533" calcext:value-type="float">
            <text:p>67.2533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4.4735550094" calcext:value-type="float">
            <text:p>4.4735550094</text:p>
          </table:table-cell>
          <table:table-cell table:formula="of:= ([.F16] - [.F$11])" office:value-type="float" office:value="0.00638572799999881" calcext:value-type="float">
            <text:p>0.0063857279999988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7] + [.C17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4.040901982" calcext:value-type="float">
            <text:p>4.040901982</text:p>
          </table:table-cell>
          <table:table-cell table:formula="of:= ([.F17] - [.F$11])" office:value-type="float" office:value="-0.426267299400001" calcext:value-type="float">
            <text:p>-0.4262672994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0" calcext:value-type="float">
            <text:p>0</text:p>
          </table:table-cell>
          <table:table-cell table:formula="of:= [.B18] + [.C18]" office:value-type="float" office:value="40.0387" calcext:value-type="float">
            <text:p>40.0387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6632942466" calcext:value-type="float">
            <text:p>2.6632942466</text:p>
          </table:table-cell>
          <table:table-cell table:formula="of:= ([.F18] - [.F$11])" office:value-type="float" office:value="-1.8038750348" calcext:value-type="float">
            <text:p>-1.8038750348</text:p>
          </table:table-cell>
          <table:table-cell office:value-type="string" calcext:value-type="string">
            <text:p>clkout0</text:p>
          </table:table-cell>
          <table:table-cell office:value-type="float" office:value="3.778" calcext:value-type="float">
            <text:p>3.778</text:p>
          </table:table-cell>
          <table:table-cell table:formula="of:= [.I18] / 40"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0" calcext:value-type="float">
            <text:p>0</text:p>
          </table:table-cell>
          <table:table-cell table:formula="of:= [.B19] + [.C19]" office:value-type="float" office:value="39.8922" calcext:value-type="float">
            <text:p>39.8922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2.6535493596" calcext:value-type="float">
            <text:p>2.6535493596</text:p>
          </table:table-cell>
          <table:table-cell table:formula="of:= ([.F19] - [.F$11])" office:value-type="float" office:value="-1.8136199218" calcext:value-type="float">
            <text:p>-1.8136199218</text:p>
          </table:table-cell>
          <table:table-cell office:value-type="string" calcext:value-type="string">
            <text:p>clkout0</text:p>
          </table:table-cell>
          <table:table-cell office:value-type="float" office:value="4.778" calcext:value-type="float">
            <text:p>4.778</text:p>
          </table:table-cell>
          <table:table-cell table:formula="of:= [.I19] / 40" office:value-type="float" office:value="0.11945" calcext:value-type="float">
            <text:p>0.11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59.7639" calcext:value-type="float">
            <text:p>59.7639</text:p>
          </table:table-cell>
          <table:table-cell office:value-type="float" office:value="32.5009" calcext:value-type="float">
            <text:p>32.5009</text:p>
          </table:table-cell>
          <table:table-cell table:formula="of:= [.B20] + [.C20]" office:value-type="float" office:value="92.2648" calcext:value-type="float">
            <text:p>92.2648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6.1372699664" calcext:value-type="float">
            <text:p>6.137269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1.4859" calcext:value-type="float">
            <text:p>61.4859</text:p>
          </table:table-cell>
          <table:table-cell office:value-type="float" office:value="31.1596" calcext:value-type="float">
            <text:p>31.1596</text:p>
          </table:table-cell>
          <table:table-cell table:formula="of:= [.B21] + [.C21]" office:value-type="float" office:value="92.6455" calcext:value-type="float">
            <text:p>92.6455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6.162593369" calcext:value-type="float">
            <text:p>6.162593369</text:p>
          </table:table-cell>
          <table:table-cell table:formula="of:=ABS([.F21] - [.F$20])" office:value-type="float" office:value="0.0253234025999998" calcext:value-type="float">
            <text:p>0.0253234025999998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1.0006" calcext:value-type="float">
            <text:p>61.0006</text:p>
          </table:table-cell>
          <table:table-cell office:value-type="float" office:value="30.0598" calcext:value-type="float">
            <text:p>30.0598</text:p>
          </table:table-cell>
          <table:table-cell table:formula="of:= [.B22] + [.C22]" office:value-type="float" office:value="91.0604" calcext:value-type="float">
            <text:p>91.0604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6.0571556872" calcext:value-type="float">
            <text:p>6.0571556872</text:p>
          </table:table-cell>
          <table:table-cell table:formula="of:=ABS([.F22] - [.F$20])" office:value-type="float" office:value="0.0801142792" calcext:value-type="float">
            <text:p>0.0801142792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3.7242" calcext:value-type="float">
            <text:p>63.7242</text:p>
          </table:table-cell>
          <table:table-cell office:value-type="float" office:value="27.0568" calcext:value-type="float">
            <text:p>27.0568</text:p>
          </table:table-cell>
          <table:table-cell table:formula="of:= [.B23] + [.C23]" office:value-type="float" office:value="90.781" calcext:value-type="float">
            <text:p>90.781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6.038570558" calcext:value-type="float">
            <text:p>6.038570558</text:p>
          </table:table-cell>
          <table:table-cell table:formula="of:=ABS([.F23] - [.F$20])" office:value-type="float" office:value="0.0986994083999999" calcext:value-type="float">
            <text:p>0.09869940839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57.9868" calcext:value-type="float">
            <text:p>57.9868</text:p>
          </table:table-cell>
          <table:table-cell office:value-type="float" office:value="32.5009" calcext:value-type="float">
            <text:p>32.5009</text:p>
          </table:table-cell>
          <table:table-cell table:formula="of:= [.B24] + [.C24]" office:value-type="float" office:value="90.4877" calcext:value-type="float">
            <text:p>90.4877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6.0190608286" calcext:value-type="float">
            <text:p>6.019060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60.828" calcext:value-type="float">
            <text:p>60.828</text:p>
          </table:table-cell>
          <table:table-cell office:value-type="float" office:value="31.1596" calcext:value-type="float">
            <text:p>31.1596</text:p>
          </table:table-cell>
          <table:table-cell table:formula="of:= [.B25] + [.C25]" office:value-type="float" office:value="91.9876" calcext:value-type="float">
            <text:p>91.9876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6.1188311768" calcext:value-type="float">
            <text:p>6.1188311768</text:p>
          </table:table-cell>
          <table:table-cell table:formula="of:= ABS([.F25]-[.F$24])" office:value-type="float" office:value="0.0997703481999999" calcext:value-type="float">
            <text:p>0.099770348199999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60" calcext:value-type="float">
            <text:p>60</text:p>
          </table:table-cell>
          <table:table-cell office:value-type="float" office:value="30.0598" calcext:value-type="float">
            <text:p>30.0598</text:p>
          </table:table-cell>
          <table:table-cell table:formula="of:= [.B26] + [.C26]" office:value-type="float" office:value="90.0598" calcext:value-type="float">
            <text:p>90.059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9905977764" calcext:value-type="float">
            <text:p>5.9905977764</text:p>
          </table:table-cell>
          <table:table-cell table:formula="of:= ABS([.F26]-[.F$24])" office:value-type="float" office:value="0.0284630522000002" calcext:value-type="float">
            <text:p>0.0284630522000002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62.8266" calcext:value-type="float">
            <text:p>62.8266</text:p>
          </table:table-cell>
          <table:table-cell office:value-type="float" office:value="27.0568" calcext:value-type="float">
            <text:p>27.0568</text:p>
          </table:table-cell>
          <table:table-cell table:formula="of:= [.B27] + [.C27]" office:value-type="float" office:value="89.8834" calcext:value-type="float">
            <text:p>89.8834</text:p>
          </table:table-cell>
          <table:table-cell office:value-type="float" office:value="0.066518" calcext:value-type="float">
            <text:p>0.066518</text:p>
          </table:table-cell>
          <table:table-cell table:formula="of:= [.D27] * [.E27]" office:value-type="float" office:value="5.9788640012" calcext:value-type="float">
            <text:p>5.9788640012</text:p>
          </table:table-cell>
          <table:table-cell table:formula="of:= ABS([.F27]-[.F$24])" office:value-type="float" office:value="0.0401968274000009" calcext:value-type="float">
            <text:p>0.040196827400000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7] / 40" office:value-type="float" office:value="2.083325" calcext:value-type="float">
            <text:p>2.083325</text:p>
          </table:table-cell>
        </table:table-row>
        <table:table-row table:style-name="ro1" table:number-rows-repeated="10">
          <table:table-cell table:number-columns-repeated="6"/>
          <table:table-cell table:style-name="ce7"/>
          <table:table-cell table:number-columns-repeated="3"/>
        </table:table-row>
        <table:table-row table:style-name="ro1">
          <table:table-cell table:number-columns-repeated="6"/>
          <table:table-cell table:style-name="ce7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3:45:25.371817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9T13:51:51.308588306</dc:date>
    <meta:editing-duration>P1DT51M5S</meta:editing-duration>
    <meta:editing-cycles>156</meta:editing-cycles>
    <meta:generator>LibreOffice/24.2.4.2$Linux_X86_64 LibreOffice_project/d29029bfb700ea4a272da1366c5f5e7c14e351b5</meta:generator>
    <meta:document-statistic meta:table-count="3" meta:cell-count="1119" meta:object-count="0"/>
  </office:meta>
</office:document-meta>
</file>